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f6aa9" officeooo:paragraph-rsid="001f6aa9"/>
    </style:style>
    <style:style style:name="P2" style:family="paragraph" style:parent-style-name="Standard">
      <style:text-properties officeooo:rsid="00208c35" officeooo:paragraph-rsid="00208c35"/>
    </style:style>
    <style:style style:name="P3" style:family="paragraph" style:parent-style-name="Standard">
      <style:paragraph-properties fo:text-align="center" style:justify-single-word="false"/>
      <style:text-properties fo:font-size="24pt" officeooo:rsid="0023a41b" officeooo:paragraph-rsid="0023a41b" style:font-size-asian="21pt" style:font-size-complex="24pt"/>
    </style:style>
    <style:style style:name="P4"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23a41b" officeooo:paragraph-rsid="0023a41b" style:font-size-asian="21pt" style:font-style-asian="italic" style:font-weight-asian="bold" style:font-size-complex="24pt" style:font-style-complex="italic" style:font-weight-complex="bold"/>
    </style:style>
    <style:style style:name="P5" style:family="paragraph" style:parent-style-name="Standard">
      <style:paragraph-properties fo:text-align="start" style:justify-single-word="false"/>
      <style:text-properties fo:font-size="18pt" officeooo:rsid="0024a742" officeooo:paragraph-rsid="0024a742" style:font-size-asian="15.75pt" style:font-size-complex="18pt"/>
    </style:style>
    <style:style style:name="P6" style:family="paragraph" style:parent-style-name="Standard">
      <style:paragraph-properties fo:text-align="start" style:justify-single-word="false"/>
      <style:text-properties fo:font-size="18pt" officeooo:rsid="00254151" officeooo:paragraph-rsid="00254151" style:font-size-asian="15.75pt" style:font-size-complex="18pt"/>
    </style:style>
    <style:style style:name="P7" style:family="paragraph" style:parent-style-name="Standard">
      <style:paragraph-properties fo:text-align="start" style:justify-single-word="false"/>
      <style:text-properties fo:font-size="18pt" officeooo:rsid="00254151" officeooo:paragraph-rsid="00287ac0" style:font-size-asian="15.75pt" style:font-size-complex="18pt"/>
    </style:style>
    <style:style style:name="P8" style:family="paragraph" style:parent-style-name="Standard">
      <style:paragraph-properties fo:text-align="start" style:justify-single-word="false"/>
      <style:text-properties fo:font-size="18pt" officeooo:rsid="0026ad62" officeooo:paragraph-rsid="0026ad62" style:font-size-asian="15.75pt" style:font-size-complex="18pt"/>
    </style:style>
    <style:style style:name="P9" style:family="paragraph" style:parent-style-name="Standard">
      <style:paragraph-properties fo:text-align="start" style:justify-single-word="false"/>
      <style:text-properties fo:font-size="18pt" officeooo:rsid="00287ac0" officeooo:paragraph-rsid="00287ac0" style:font-size-asian="15.75pt" style:font-size-complex="18pt"/>
    </style:style>
    <style:style style:name="P10" style:family="paragraph" style:parent-style-name="Standard">
      <style:paragraph-properties fo:text-align="start" style:justify-single-word="false"/>
      <style:text-properties fo:font-size="18pt" fo:font-style="italic" style:text-underline-style="solid" style:text-underline-width="auto" style:text-underline-color="font-color" fo:font-weight="bold" officeooo:rsid="00287ac0" officeooo:paragraph-rsid="00287ac0" style:font-size-asian="15.75pt" style:font-style-asian="italic" style:font-weight-asian="bold" style:font-size-complex="18pt" style:font-style-complex="italic" style:font-weight-complex="bold"/>
    </style:style>
    <style:style style:name="P11" style:family="paragraph" style:parent-style-name="Standard">
      <style:text-properties officeooo:paragraph-rsid="001f6aa9"/>
    </style:style>
    <style:style style:name="P12" style:family="paragraph" style:parent-style-name="Standard">
      <style:paragraph-properties fo:text-align="start" style:justify-single-word="false"/>
      <style:text-properties fo:font-size="18pt" officeooo:rsid="00254151" officeooo:paragraph-rsid="00254151" style:font-size-asian="15.75pt" style:font-size-complex="18pt"/>
    </style:style>
    <style:style style:name="P13" style:family="paragraph" style:parent-style-name="Standard">
      <style:paragraph-properties fo:text-align="start" style:justify-single-word="false"/>
      <style:text-properties fo:font-size="18pt" officeooo:rsid="002bb850" officeooo:paragraph-rsid="002bb850" style:font-size-asian="15.75pt" style:font-size-complex="18pt"/>
    </style:style>
    <style:style style:name="P14" style:family="paragraph">
      <style:paragraph-properties fo:text-align="center"/>
    </style:style>
    <style:style style:name="P15" style:family="paragraph">
      <loext:graphic-properties draw:fill-color="#bce4e5"/>
      <style:paragraph-properties fo:text-align="center"/>
      <style:text-properties style:text-underline-style="solid" style:text-underline-width="auto" style:text-underline-color="font-color"/>
    </style:style>
    <style:style style:name="P16" style:family="paragraph">
      <loext:graphic-properties draw:fill-color="#bce4e5"/>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f6aa9"/>
    </style:style>
    <style:style style:name="T3" style:family="text">
      <style:text-properties officeooo:rsid="00254151"/>
    </style:style>
    <style:style style:name="T4" style:family="text">
      <style:text-properties officeooo:rsid="0025a6ae"/>
    </style:style>
    <style:style style:name="T5" style:family="text">
      <style:text-properties officeooo:rsid="0026ad62"/>
    </style:style>
    <style:style style:name="T6" style:family="text">
      <style:text-properties officeooo:rsid="00287ac0"/>
    </style:style>
    <style:style style:name="T7" style:family="text">
      <style:text-properties officeooo:rsid="001f6aa9"/>
    </style:style>
    <style:style style:name="T8" style:family="text">
      <style:text-properties style:text-underline-style="none"/>
    </style:style>
    <style:style style:name="gr1" style:family="graphic">
      <style:graphic-properties svg:stroke-color="#000000" draw:fill-color="#bce4e5" draw:textarea-horizontal-align="justify" draw:textarea-vertical-align="middle" draw:auto-grow-height="false" fo:min-height="3.784cm" fo:min-width="6.5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bce4e5" draw:textarea-horizontal-align="justify" draw:textarea-vertical-align="middle" draw:auto-grow-height="false" fo:min-height="0.9cm" fo:min-width="6.5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color="#bce4e5" draw:textarea-horizontal-align="justify" draw:textarea-vertical-align="middle" draw:auto-grow-height="false" fo:min-height="0.847cm" fo:min-width="6.5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bce4e5" draw:textarea-horizontal-align="justify" draw:textarea-vertical-align="middle" draw:auto-grow-height="false" fo:min-height="0.926cm" fo:min-width="6.5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697cm" fo:min-width="1.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mpte-Rendu PhotoForYou</text:p>
      <text:p text:style-name="P3"/>
      <text:p text:style-name="P5">Nous avons créer une base de données pour tenir en compte qui c’est inscrit au site en tant que client ou en tant que photographe.</text:p>
      <text:p text:style-name="P5">Ils devront renseigner leur nom, prénom, e-mail, mot de passe et s’il veulent être un client ou un photographe.</text:p>
      <text:p text:style-name="P5">Lorsqu’il seront enregistré, leur mot de passe sera hachuré pour la sécurité de leur compte et leur montant de crédit sera à 0 de base <text:span text:style-name="T3">tant qu’il n’auront pas acheter de crédit</text:span></text:p>
      <text:p text:style-name="P5"/>
      <text:p text:style-name="P8">Si jamais une personne est déjà inscrite, il y à un lien au début du formulaire d’inscription pour aller à la page de connexion</text:p>
      <text:p text:style-name="P5"/>
      <text:p text:style-name="P5">Nous avons aussi créer un système de session pour la connexion des personnes inscrits au site. Il n’auront qu’à appuyer sur le bouton de connexion dans l’entête et ils pourront se connecter en renseignant leur e-mail et leur mot de passe.</text:p>
      <text:p text:style-name="P5"/>
      <text:p text:style-name="P8">Si jamais la personne n’est pas inscrite, il y a un lien au début de la page de connexion pour aller au formulaire d’inscription.</text:p>
      <text:p text:style-name="P8"/>
      <text:p text:style-name="P6"><text:span text:style-name="T5">Après</text:span> cela, la personne inscrit devra revenir sur l’index pour voir les changements :</text:p>
      <text:p text:style-name="P6"/>
      <text:p text:style-name="P7">- L’entête laissera apparaître que les commandes utiles en fonction du type d’utilisateur :</text:p>
      <text:p text:style-name="P7"><text:tab/>- <text:span text:style-name="T6">Le bouton de vente disparaît d’un compte client</text:span></text:p>
      <text:p text:style-name="P7"><text:tab/>- <text:span text:style-name="T6">Le bouton d’achat et des tarifs disparaît d’un compte <text:tab/>photographe</text:span></text:p>
      <text:p text:style-name="P6"/>
      <text:p text:style-name="P6">- Le bouton de connexion se change en bouton de déconnexion et le bouton d’inscription disparaît</text:p>
      <text:p text:style-name="P6"/>
      <text:p text:style-name="P6"><text:soft-page-break/>- <text:span text:style-name="T4">Les boutons d’achat, de vente et des tarifs ne donne plus sur la page de connexion.</text:span></text:p>
      <text:p text:style-name="P6"/>
      <text:p text:style-name="P13">Dans la prochaine version, j’intégrerais la sauvegarde des photos pour les photographes et je m’occuperais de la gestion des crédits.</text:p>
      <text:p text:style-name="P6"/>
      <text:p text:style-name="P10">SCD :</text:p>
      <text:p text:style-name="P9"/>
      <text:p text:style-name="P9"/>
      <text:p text:style-name="P9"/>
      <text:p text:style-name="P9"/>
      <text:p text:style-name="P9"/>
      <text:p text:style-name="P9"/>
      <text:p text:style-name="P9"/>
      <text:p text:style-name="P9"/>
      <text:p text:style-name="P9"><draw:line text:anchor-type="paragraph" draw:z-index="9" draw:name="Forme6" draw:style-name="gr7" draw:text-style-name="P14" svg:x1="7.639cm" svg:y1="1.528cm" svg:x2="7.639cm" svg:y2="0.232cm"><text:p/></draw:line></text:p>
      <text:p text:style-name="P9"/>
      <text:p text:style-name="P9"><draw:custom-shape text:anchor-type="paragraph" draw:z-index="6" draw:name="Forme3" draw:style-name="gr5" draw:text-style-name="P14" svg:width="3.282cm" svg:height="2.091cm" svg:x="5.999cm" svg:y="0.039cm"><text:p text:style-name="P14">XT</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9"/>
      <text:p text:style-name="P9"><draw:line text:anchor-type="paragraph" draw:z-index="8" draw:name="Forme5" draw:style-name="gr6" draw:text-style-name="P14" svg:x1="9.28cm" svg:y1="0.668cm" svg:x2="12.19cm" svg:y2="2.494cm"><text:p/></draw:line><draw:line text:anchor-type="paragraph" draw:z-index="7" draw:name="Forme4" draw:style-name="gr6" draw:text-style-name="P14" svg:x1="5.999cm" svg:y1="0.668cm" svg:x2="3.353cm" svg:y2="2.494cm"><text:p/></draw:line></text:p>
      <text:p text:style-name="P9"/>
      <text:p text:style-name="P9"/>
      <text:p text:style-name="P9"><draw:custom-shape text:anchor-type="paragraph" draw:z-index="5" draw:name="Forme2" draw:style-name="gr2" draw:text-style-name="P16" svg:width="6.589cm" svg:height="0.9cm" svg:x="9.423cm" svg:y="0.303cm"><text:p text:style-name="P14">Photographes</text:p><draw:enhanced-geometry svg:viewBox="0 0 21600 21600" draw:type="rectangle" draw:enhanced-path="M 0 0 L 21600 0 21600 21600 0 21600 0 0 Z N"/></draw:custom-shape><draw:custom-shape text:anchor-type="paragraph" draw:z-index="4" draw:name="Forme2" draw:style-name="gr2" draw:text-style-name="P16" svg:width="6.589cm" svg:height="0.9cm" svg:x="0.125cm" svg:y="0.277cm"><text:p text:style-name="P14">Client</text:p><draw:enhanced-geometry svg:viewBox="0 0 21600 21600" draw:type="rectangle" draw:enhanced-path="M 0 0 L 21600 0 21600 21600 0 21600 0 0 Z N"/></draw:custom-shape></text:p>
      <text:p text:style-name="P9"><draw:custom-shape text:anchor-type="paragraph" draw:z-index="3" draw:name="Forme1" draw:style-name="gr4" draw:text-style-name="P15" svg:width="6.589cm" svg:height="0.927cm" svg:x="9.423cm" svg:y="0.473cm"><text:p text:style-name="P14"><text:span text:style-name="T1">IdPhotographe</text:span></text:p><draw:enhanced-geometry svg:viewBox="0 0 21600 21600" draw:type="rectangle" draw:enhanced-path="M 0 0 L 21600 0 21600 21600 0 21600 0 0 Z N"/></draw:custom-shape><draw:custom-shape text:anchor-type="paragraph" draw:z-index="2" draw:name="Forme1" draw:style-name="gr3" draw:text-style-name="P15" svg:width="6.589cm" svg:height="0.847cm" svg:x="0.125cm" svg:y="0.446cm"><text:p text:style-name="P14"><text:span text:style-name="T1">IdClient</text:span></text:p><draw:enhanced-geometry svg:viewBox="0 0 21600 21600" draw:type="rectangle" draw:enhanced-path="M 0 0 L 21600 0 21600 21600 0 21600 0 0 Z N"/></draw:custom-shape></text:p>
      <text:p text:style-name="P9"/>
      <text:p text:style-name="P9"/>
      <text:p text:style-name="P10">MLD :</text:p>
      <text:p text:style-name="P9"/>
      <text:p text:style-name="P11"><draw:custom-shape text:anchor-type="paragraph" draw:z-index="1" draw:name="Forme2" draw:style-name="gr2" draw:text-style-name="P16" svg:width="6.589cm" svg:height="0.9cm" svg:x="4.385cm" svg:y="-13.944cm"><text:p text:style-name="P14">Users</text:p><draw:enhanced-geometry svg:viewBox="0 0 21600 21600" draw:mirror-horizontal="false" draw:mirror-vertical="false" draw:type="rectangle" draw:enhanced-path="M 0 0 L 21600 0 21600 21600 0 21600 0 0 Z N"/></draw:custom-shape><draw:custom-shape text:anchor-type="paragraph" draw:z-index="0" draw:name="Forme1" draw:style-name="gr1" draw:text-style-name="P15" svg:width="6.589cm" svg:height="3.784cm" svg:x="4.385cm" svg:y="-13.044cm"><text:p text:style-name="P14"><text:span text:style-name="T1">IdUsers</text:span></text:p><text:p text:style-name="P14"><text:span text:style-name="T8">NomUsers</text:span></text:p><text:p text:style-name="P14"><text:span text:style-name="T8">PrenomUsers</text:span></text:p><text:p text:style-name="P14"><text:span text:style-name="T8">EmailUsers</text:span></text:p><text:p text:style-name="P14"><text:span text:style-name="T8">MdpUsers</text:span></text:p><text:p text:style-name="P14"><text:span text:style-name="T8">Credit</text:span></text:p><draw:enhanced-geometry svg:viewBox="0 0 21600 21600" draw:mirror-horizontal="false" draw:mirror-vertical="false" draw:type="rectangle" draw:enhanced-path="M 0 0 L 21600 0 21600 21600 0 21600 0 0 Z N"/></draw:custom-shape><text:span text:style-name="T7">Users(</text:span><text:span text:style-name="T2">IdUsers</text:span><text:span text:style-name="T7">, NomUsers, PrenomUsers, EmailUsers, MdpUsers, Credit)</text:span></text:p>
      <text:p text:style-name="P1"/>
      <text:p text:style-name="P2">Client(<text:span text:style-name="T1">#IdClient</text:span>)</text:p>
      <text:p text:style-name="P2"/>
      <text:p text:style-name="P2">Photographes(<text:span text:style-name="T1">#IdPhotograph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5T14:26:24.447000000</meta:creation-date>
    <dc:date>2020-11-08T14:00:04.265000000</dc:date>
    <meta:editing-duration>PT44M22S</meta:editing-duration>
    <meta:editing-cycles>5</meta:editing-cycles>
    <meta:generator>LibreOffice/6.0.6.2$Windows_X86_64 LibreOffice_project/0c292870b25a325b5ed35f6b45599d2ea4458e77</meta:generator>
    <meta:document-statistic meta:table-count="0" meta:image-count="0" meta:object-count="0" meta:page-count="2" meta:paragraph-count="19" meta:word-count="280" meta:character-count="1666" meta:non-whitespace-character-count="1402"/>
  </office:meta>
</office:document-meta>
</file>